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6.786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roid Sans Fallback" style:font-weight-asian="bold" style:font-weight-complex="bold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Aggregated" table:style-name="ta1">
        <table:shapes>
          <draw:frame draw:z-index="0" draw:style-name="gr1" draw:text-style-name="P1" svg:width="6.6874in" svg:height="6.8815in" svg:x="1.4374in" svg:y="3.3882in">
            <draw:object draw:notify-on-update-of-ranges="Aggregated.B3:Aggregated.B18 Aggregated.T1:Aggregated.T1 Aggregated.V3:Aggregated.V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ggregated.B3:Aggregated.B10 Aggregated.Z2:Aggregated.Z2 Aggregated.Z3:Aggregated.Z10 Aggregated.T1:Aggregated.T1 Aggregated.V3:Aggregated.V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726in" svg:height="4.4224in" svg:x="8.5929in" svg:y="10.5004in">
            <draw:object draw:notify-on-update-of-ranges="Aggregated.B11:Aggregated.B18 Aggregated.Z2:Aggregated.Z2 Aggregated.Z11:Aggregated.Z18 Aggregated.T1:Aggregated.T1 Aggregated.V11:Aggregated.V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6756in" svg:height="6.8913in" svg:x="8.6213in" svg:y="3.3988in">
            <draw:object draw:notify-on-update-of-ranges="Aggregated.B3:Aggregated.B18 Aggregated.H1:Aggregated.H1 Aggregated.J3:Aggregated.J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6.9126in" svg:x="15.7902in" svg:y="3.3571in">
            <draw:object draw:notify-on-update-of-ranges="Aggregated.B3:Aggregated.B18 Aggregated.L1:Aggregated.L1 Aggregated.N3:Aggregated.N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2988in" svg:height="7.1012in" svg:x="15.8157in" svg:y="10.4992in">
            <draw:object draw:notify-on-update-of-ranges="Aggregated.B3:Aggregated.B18 Aggregated.P1:Aggregated.P1 Aggregated.R3:Aggregated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oard: BDB2B</text:p>
            <text:p>AP module: BBB (Debian Image 2015-03-01 kernel 4.1.4-bone15 with greybus driver)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2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2" table:style-name="ta1">
        <table:shapes>
          <draw:frame draw:z-index="0" draw:style-name="gr1" draw:text-style-name="P1" svg:width="6.6874in" svg:height="6.8815in" svg:x="1.4374in" svg:y="3.3882in">
            <draw:object draw:notify-on-update-of-ranges="APB2.B3:APB2.B18 APB2.T1:APB2.T1 APB2.V3:APB2.V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2.B3:APB2.B10 APB2.Z2:APB2.Z2 APB2.Z3:APB2.Z10 Aggregated.T1:Aggregated.T1 Aggregated.V3:Aggregated.V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726in" svg:height="4.4224in" svg:x="8.6256in" svg:y="10.4795in">
            <draw:object draw:notify-on-update-of-ranges="APB2.B11:APB2.B18 APB2.Z2:APB2.Z2 APB2.Z11:APB2.Z18 Aggregated.T1:Aggregated.T1 Aggregated.V11:Aggregated.V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6756in" svg:height="6.8811in" svg:x="8.6213in" svg:y="3.3988in">
            <draw:object draw:notify-on-update-of-ranges="APB2.B3:APB2.B18 APB2.H1:APB2.H1 APB2.J3:APB2.J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6.8913in" svg:x="15.7795in" svg:y="3.378in">
            <draw:object draw:notify-on-update-of-ranges="APB2.B3:APB2.B18 APB2.L1:APB2.L1 APB2.N3:APB2.N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88in" svg:height="7.1012in" svg:x="15.7937in" svg:y="10.4996in">
            <draw:object draw:notify-on-update-of-ranges="APB2.B3:APB2.B18 APB2.P1:APB2.P1 APB2.R3:APB2.R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3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APB3.B3:APB3.B18 APB3.H1:APB3.H1 APB3.J3:APB3.J1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6:35:35.45781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27T16:40:03.974069248</dc:date>
    <dc:creator>pat </dc:creator>
    <meta:editing-duration>PT10H20M36S</meta:editing-duration>
    <meta:editing-cycles>70</meta:editing-cycles>
    <meta:document-statistic meta:table-count="3" meta:cell-count="37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2.086cm" svg:y="0.485cm" chart:style-name="ch2">
          <text:p>Aggregated (APB2 + APB3)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ggregated.B3:Aggregated.B18 Aggregated.T1:Aggregated.T1 Aggregated.V3:Aggregated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V3:Aggregated.V18" chart:label-cell-address="Aggregated.T1:Aggregated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V3:Aggregated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59cm" xlink:href=".." xlink:type="simple" chart:class="chart:bar" chart:style-name="ch1">
        <chart:title svg:x="1.395cm" svg:y="0.487cm" chart:style-name="ch2">
          <text:p>Aggregated (APB2 + APB3) Greybus Sink Operation Total Latency</text:p>
        </chart:title>
        <chart:subtitle svg:x="4.186cm" svg:y="1.643cm" chart:style-name="ch3">
          <text:p>(BDB2B, 512B data payload, 100 iterations)</text:p>
        </chart:subtitle>
        <chart:legend chart:legend-position="end" svg:x="13.34cm" svg:y="8.48cm" style:legend-expansion="high" chart:style-name="ch4"/>
        <chart:plot-area chart:style-name="ch5" table:cell-range-address="Aggregated.B3:Aggregated.B18 Aggregated.L1:Aggregated.L1 Aggregated.N3:Aggregated.N18" chart:data-source-has-labels="both" svg:x="1.331cm" svg:y="2.703cm" svg:width="11.689cm" svg:height="13.524cm">
          <chartooo:coordinate-region svg:x="4.413cm" svg:y="2.703cm" svg:width="8.42cm" svg:height="12.877cm"/>
          <chart:axis chart:dimension="x" chart:name="primary-x" chart:style-name="ch6" chartooo:axis-type="auto">
            <chartooo:date-scale/>
            <chart:title svg:x="0.451cm" svg:y="10.528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231cm" svg:y="16.578cm" chart:style-name="ch9">
              <text:p>Latency (us)</text:p>
            </chart:title>
            <chart:grid chart:style-name="ch10" chart:class="major"/>
          </chart:axis>
          <chart:series chart:style-name="ch11" chart:values-cell-range-address="Aggregated.N3:Aggregated.N18" chart:label-cell-address="Aggregated.L1:Aggregated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ggregated.L1:Aggregate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N3:Aggregated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1.421cm" svg:y="0.496cm" chart:style-name="ch2">
          <text:p>Aggregated (APB2 + APB3)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ggregated.B3:Aggregated.B18 Aggregated.P1:Aggregated.P1 Aggregated.R3:Aggregated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ggregated.R3:Aggregated.R18" chart:label-cell-address="Aggregated.P1:Aggregated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ggregated.P1:Aggregat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R3:Aggregated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2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2.B3:APB2.B18 APB2.P1:APB2.P1 APB2.R3:APB2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2.R3:APB2.R18" chart:label-cell-address="APB2.P1:APB2.P1" chart:class="chart:bar">
            <chart:data-point chart:repeated="14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2.P1:APB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R3:APB2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3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3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3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3.937cm" svg:y="0.487cm" chart:style-name="ch2">
          <text:p>APB3 Greybus Sink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APB3.B3:APB3.B18 APB3.H1:APB3.H1 APB3.J3:APB3.J18" chart:data-source-has-labels="both" svg:x="1.35cm" svg:y="2.703cm" svg:width="12.396cm" svg:height="13.523cm">
          <chartooo:coordinate-region svg:x="4.432cm" svg:y="2.703cm" svg:width="9.127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3.J3:APB3.J18" chart:label-cell-address="APB3.H1:APB3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3.H1:APB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J3:APB3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51cm" svg:y="0.496cm" chart:style-name="ch2">
          <text:p>APB3 Greybus Sink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4.413cm" svg:y="2.73cm" svg:width="8.42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3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0.399cm" svg:y="0.35cm" chart:style-name="ch2">
          <text:p>Aggregated (APB2 + APB3)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ggregated.B3:Aggregated.B10 Aggregated.Z2:Aggregated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ggregated.B3:Aggregated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3:Aggregated.Z10" chart:label-cell-address="Aggregated.Z2:Aggregated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0</svg:desc>
                </draw:g>
              </table:table-cell>
              <table:table-cell office:value-type="float" office:value="300000">
                <text:p>300000</text:p>
                <draw:g>
                  <svg:desc>Aggregated.Z3:Aggregated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0.376cm" svg:y="0.36cm" chart:style-name="ch2">
          <text:p>Aggregated (APB2 + APB3)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ggregated.B11:Aggregated.B18 Aggregated.Z2:Aggregated.Z2 Aggregated.Z11:Aggregated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ggregated.B11:Aggregated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11:Aggregated.Z18" chart:label-cell-address="Aggregated.Z2:Aggregated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ggregated.B11:Aggregated.B18</svg:desc>
                </draw:g>
              </table:table-cell>
              <table:table-cell office:value-type="float" office:value="125000000">
                <text:p>125000000</text:p>
                <draw:g>
                  <svg:desc>Aggregated.Z11:Aggregated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2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2.B3:APB2.B18 APB2.T1:APB2.T1 APB2.V3:APB2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2.V3:APB2.V18" chart:label-cell-address="APB2.T1:APB2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2.T1:APB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V3:APB2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2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2.B3:APB2.B10 APB2.Z2:APB2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2.B3:APB2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2.Z3:APB2.Z10" chart:label-cell-address="APB2.Z2:APB2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0</svg:desc>
                </draw:g>
              </table:table-cell>
              <table:table-cell office:value-type="float" office:value="300000">
                <text:p>300000</text:p>
                <draw:g>
                  <svg:desc>APB2.Z3:APB2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2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2.B11:APB2.B18 APB2.Z2:APB2.Z2 APB2.Z11:APB2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2.B11:APB2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2.Z11:APB2.Z18" chart:label-cell-address="APB2.Z2:APB2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2.B11:APB2.B18</svg:desc>
                </draw:g>
              </table:table-cell>
              <table:table-cell office:value-type="float" office:value="125000000">
                <text:p>125000000</text:p>
                <draw:g>
                  <svg:desc>APB2.Z11:APB2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479cm" xlink:href=".." xlink:type="simple" chart:class="chart:bar" chart:style-name="ch1">
        <chart:title svg:x="3.937cm" svg:y="0.485cm" chart:style-name="ch2">
          <text:p>APB2 Greybus Sink Operation Performances</text:p>
        </chart:title>
        <chart:subtitle svg:x="4.664cm" svg:y="1.639cm" chart:style-name="ch3">
          <text:p>(BDB2B, 512B data payload, 100 iterations)</text:p>
        </chart:subtitle>
        <chart:legend chart:legend-position="end" svg:x="14.085cm" svg:y="8.44cm" style:legend-expansion="high" chart:style-name="ch4"/>
        <chart:plot-area chart:style-name="ch5" table:cell-range-address="APB2.B3:APB2.B18 APB2.H1:APB2.H1 APB2.J3:APB2.J18" chart:data-source-has-labels="both" svg:x="1.35cm" svg:y="2.697cm" svg:width="12.396cm" svg:height="13.452cm">
          <chartooo:coordinate-region svg:x="4.432cm" svg:y="2.697cm" svg:width="9.127cm" svg:height="12.805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155cm" svg:y="16.498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2.J3:APB2.J18" chart:label-cell-address="APB2.H1:APB2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2.H1:APB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J3:APB2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05cm" xlink:href=".." xlink:type="simple" chart:class="chart:bar" chart:style-name="ch1">
        <chart:title svg:x="3.551cm" svg:y="0.486cm" chart:style-name="ch2">
          <text:p>APB2 Greybus Sink Operation Total Latency</text:p>
        </chart:title>
        <chart:subtitle svg:x="4.186cm" svg:y="1.641cm" chart:style-name="ch3">
          <text:p>(BDB2B, 512B data payload, 100 iterations)</text:p>
        </chart:subtitle>
        <chart:legend chart:legend-position="end" svg:x="13.34cm" svg:y="8.453cm" style:legend-expansion="high" chart:style-name="ch4"/>
        <chart:plot-area chart:style-name="ch5" table:cell-range-address="APB2.B3:APB2.B18 APB2.L1:APB2.L1 APB2.N3:APB2.N18" chart:data-source-has-labels="both" svg:x="1.331cm" svg:y="2.7cm" svg:width="11.689cm" svg:height="13.474cm">
          <chartooo:coordinate-region svg:x="4.413cm" svg:y="2.7cm" svg:width="8.42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231cm" svg:y="16.524cm" chart:style-name="ch9">
              <text:p>Latency (us)</text:p>
            </chart:title>
            <chart:grid chart:style-name="ch10" chart:class="major"/>
          </chart:axis>
          <chart:series chart:style-name="ch11" chart:values-cell-range-address="APB2.N3:APB2.N18" chart:label-cell-address="APB2.L1:APB2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2.L1:APB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N3:APB2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05cm" xlink:href=".." xlink:type="simple" chart:class="chart:bar" chart:style-name="ch1">
        <chart:title svg:x="1.78cm" svg:y="0.486cm" chart:style-name="ch2">
          <text:p>Aggregated (APB2 + APB3) Greybus Sink Operation Performances</text:p>
        </chart:title>
        <chart:subtitle svg:x="4.664cm" svg:y="1.641cm" chart:style-name="ch3">
          <text:p>(BDB2B, 512B data payload, 100 iterations)</text:p>
        </chart:subtitle>
        <chart:legend chart:legend-position="end" svg:x="14.085cm" svg:y="8.453cm" style:legend-expansion="high" chart:style-name="ch4"/>
        <chart:plot-area chart:style-name="ch5" table:cell-range-address="Aggregated.B3:Aggregated.B18 Aggregated.H1:Aggregated.H1 Aggregated.J3:Aggregated.J18" chart:data-source-has-labels="both" svg:x="1.35cm" svg:y="2.7cm" svg:width="12.396cm" svg:height="13.474cm">
          <chartooo:coordinate-region svg:x="4.432cm" svg:y="2.7cm" svg:width="9.127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155cm" svg:y="16.524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ggregated.J3:Aggregated.J18" chart:label-cell-address="Aggregated.H1:Aggregated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ggregated.H1:Aggregat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J3:Aggregated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